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101cm" fo:margin-left="-0.106cm" fo:margin-top="0cm" fo:margin-bottom="0cm" table:align="left"/>
    </style:style>
    <style:style style:name="Tableau1.A" style:family="table-column">
      <style:table-column-properties style:column-width="5.001cm"/>
    </style:style>
    <style:style style:name="Tableau1.B" style:family="table-column">
      <style:table-column-properties style:column-width="6.0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053cm" fo:padding-right="0.053cm" fo:padding-top="0cm" fo:padding-bottom="0cm" fo:border="none"/>
    </style:style>
    <style:style style:name="Tableau2" style:family="table">
      <style:table-properties style:width="17.076cm" fo:margin-left="-0.106cm" fo:margin-top="0cm" fo:margin-bottom="0cm" table:align="left"/>
    </style:style>
    <style:style style:name="Tableau2.A" style:family="table-column">
      <style:table-column-properties style:column-width="5.001cm"/>
    </style:style>
    <style:style style:name="Tableau2.B" style:family="table-column">
      <style:table-column-properties style:column-width="6.038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53cm" fo:padding-right="0.053cm" fo:padding-top="0cm" fo:padding-bottom="0cm" fo:border="none"/>
    </style:style>
    <style:style style:name="P1" style:family="paragraph" style:parent-style-name="Header">
      <style:text-properties officeooo:rsid="0011bdc4" officeooo:paragraph-rsid="0011bdc4"/>
    </style:style>
    <style:style style:name="P2" style:family="paragraph" style:parent-style-name="Standard">
      <style:text-properties officeooo:rsid="00193f94" officeooo:paragraph-rsid="0011bdc4"/>
    </style:style>
    <style:style style:name="P3" style:family="paragraph" style:parent-style-name="Standard">
      <style:paragraph-properties fo:text-align="start" style:justify-single-word="false"/>
      <style:text-properties officeooo:rsid="00193f94" officeooo:paragraph-rsid="0011bdc4"/>
    </style:style>
    <style:style style:name="P4" style:family="paragraph" style:parent-style-name="Standard">
      <style:text-properties officeooo:rsid="00127085" officeooo:paragraph-rsid="00127085"/>
    </style:style>
    <style:style style:name="P5" style:family="paragraph" style:parent-style-name="Standard">
      <style:text-properties fo:font-weight="bold" officeooo:rsid="00127085" officeooo:paragraph-rsid="00127085" style:font-weight-asian="bold" style:font-weight-complex="bold"/>
    </style:style>
    <style:style style:name="P6" style:family="paragraph" style:parent-style-name="Standard">
      <style:text-properties officeooo:rsid="0012e20b" officeooo:paragraph-rsid="0012e20b"/>
    </style:style>
    <style:style style:name="P7" style:family="paragraph" style:parent-style-name="Standard" style:list-style-name="L1">
      <style:text-properties officeooo:rsid="0012e20b" officeooo:paragraph-rsid="0012e20b"/>
    </style:style>
    <style:style style:name="P8" style:family="paragraph" style:parent-style-name="Standard" style:list-style-name="">
      <style:text-properties officeooo:rsid="0012e20b" officeooo:paragraph-rsid="0012e20b"/>
    </style:style>
    <style:style style:name="P9" style:family="paragraph" style:parent-style-name="Standard" style:list-style-name="L1">
      <style:text-properties officeooo:paragraph-rsid="0012e20b"/>
    </style:style>
    <style:style style:name="P10" style:family="paragraph" style:parent-style-name="Standard">
      <style:text-properties officeooo:paragraph-rsid="0012e20b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</style:style>
    <style:style style:name="P14" style:family="paragraph" style:parent-style-name="Standard" style:list-style-name="L2">
      <style:paragraph-properties fo:text-align="start" style:justify-single-word="false">
        <style:tab-stops/>
      </style:paragraph-properties>
    </style:style>
    <style:style style:name="P15" style:family="paragraph" style:parent-style-name="Standard" style:list-style-name="L2">
      <style:paragraph-properties fo:text-align="start" style:justify-single-word="false">
        <style:tab-stops/>
      </style:paragraph-properties>
      <style:text-properties officeooo:paragraph-rsid="0012e20b"/>
    </style:style>
    <style:style style:name="P16" style:family="paragraph" style:parent-style-name="Standard" style:list-style-name="L4">
      <style:paragraph-properties fo:text-align="start" style:justify-single-word="false">
        <style:tab-stops/>
      </style:paragraph-properties>
    </style:style>
    <style:style style:name="P17" style:family="paragraph" style:parent-style-name="Standard" style:list-style-name="L4">
      <style:paragraph-properties fo:text-align="start" style:justify-single-word="false">
        <style:tab-stops/>
      </style:paragraph-properties>
      <style:text-properties officeooo:paragraph-rsid="0013c129"/>
    </style:style>
    <style:style style:name="P18" style:family="paragraph" style:parent-style-name="Standard">
      <style:text-properties officeooo:rsid="00127085" officeooo:paragraph-rsid="00127085"/>
    </style:style>
    <style:style style:name="P19" style:family="paragraph" style:parent-style-name="Standard" style:list-style-name="L1">
      <style:text-properties officeooo:rsid="0013c129" officeooo:paragraph-rsid="0013c129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officeooo:paragraph-rsid="0013c129"/>
    </style:style>
    <style:style style:name="P21" style:family="paragraph" style:parent-style-name="Standard" style:list-style-name="">
      <style:text-properties officeooo:paragraph-rsid="0012e20b"/>
    </style:style>
    <style:style style:name="P22" style:family="paragraph" style:parent-style-name="Standard" style:list-style-name="L1">
      <style:text-properties fo:font-size="14pt" fo:font-weight="bold" officeooo:rsid="0013c129" officeooo:paragraph-rsid="0013c129" style:font-weight-asian="bold" style:font-weight-complex="bold"/>
    </style:style>
    <style:style style:name="P23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2e20b" officeooo:paragraph-rsid="0012e20b" style:font-weight-asian="bold" style:font-weight-complex="bold"/>
    </style:style>
    <style:style style:name="P24" style:family="paragraph" style:parent-style-name="Standard">
      <style:paragraph-properties fo:break-before="page"/>
      <style:text-properties officeooo:rsid="0012e20b" officeooo:paragraph-rsid="0012e20b"/>
    </style:style>
    <style:style style:name="P25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paragraph-rsid="0012e20b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2e20b"/>
    </style:style>
    <style:style style:name="T3" style:family="text">
      <style:text-properties style:text-position="sub 58%"/>
    </style:style>
    <style:style style:name="T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font-size="18pt" style:text-underline-style="solid" style:text-underline-width="auto" style:text-underline-color="font-color" fo:font-weight="bold" officeooo:rsid="0011bdc4" style:font-size-asian="18pt" style:font-weight-asian="bold" style:font-size-complex="18pt" style:font-weight-complex="bold"/>
    </style:style>
    <style:style style:name="T6" style:family="text">
      <style:text-properties officeooo:rsid="0012e20b"/>
    </style:style>
    <style:style style:name="T7" style:family="text">
      <style:text-properties fo:font-weight="bold" style:font-weight-asian="bold"/>
    </style:style>
    <style:style style:name="T8" style:family="text">
      <style:text-properties officeooo:rsid="0013c129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Séance </text:span><text:span text:style-name="T5">2</text:span><text:span text:style-name="T4"> : </text:span><text:span text:style-name="T5">États-Unis – Brésil : Rôle mondial et dynamique territoriale</text:span></text:p>
      <text:p text:style-name="P2"/>
      <text:p text:style-name="P4">Le continent américain abrite la première puissance mondiale ( les États-Unis) mais aussi l’une des principales puissances émergentes ( le Brésil). </text:p>
      <text:p text:style-name="P4">Ces deux Etats qui ont de nombreux points communs sont en compétition permanente au plan économique et géopolitique. Ils profitent de la mondialisation pour renforcer leur puissance. </text:p>
      <text:p text:style-name="P4">Cependant, à l’intérieur des 2 états, la mondialisation a d’importantes conséquences sur l’organisation de l’espace. </text:p>
      <text:p text:style-name="P4"/>
      <text:p text:style-name="P5">Problématique :</text:p>
      <text:p text:style-name="P4">Quelles sont les dynamiques territoriales du Brésil et des États-Unis, deux puissances mondiales ? </text:p>
      <text:p text:style-name="P4"/>
      <text:p text:style-name="P4"/>
      <text:p text:style-name="P21"/>
      <text:list xml:id="list5289938496205800821" text:style-name="L1">
        <text:list-item>
          <text:p text:style-name="P25"><text:span text:style-name="T6">Deux géants économiques</text:span></text:p>
          <text:list>
            <text:list-header>
              <text:p text:style-name="P9"><text:span text:style-name="T6">Montrez l’importance des territoires, des populations ainsi que les nombreuses ressources. enfin ce qui fait des ces 2 pays des puissances économiques et financières. </text:span></text:p>
            </text:list-header>
          </text:list>
        </text:list-item>
      </text:list>
      <text:p text:style-name="P10"/>
      <table:table table:name="Tableau1" table:style-name="Tableau1">
        <table:table-column table:style-name="Tableau1.A"/>
        <table:table-column table:style-name="Tableau1.B" table:number-columns-repeated="2"/>
        <table:table-row table:style-name="Tableau1.1"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3"><text:span text:style-name="T7">États-Unis</text:span></text:p>
          </table:table-cell>
          <table:table-cell table:style-name="Tableau1.A1" office:value-type="string">
            <text:p text:style-name="P13"><text:span text:style-name="T7">Brésil</text:span></text:p>
          </table:table-cell>
        </table:table-row>
        <table:table-row table:style-name="Tableau1.1">
          <table:table-cell table:style-name="Tableau1.A1" office:value-type="string">
            <text:p text:style-name="P13"><text:span text:style-name="T7">Des territoires immenses et des populations nombreuses</text:span></text:p>
          </table:table-cell>
          <table:table-cell table:style-name="Tableau1.A1" office:value-type="string">
            <text:list xml:id="list5088479188224833485" text:style-name="L2">
              <text:list-item>
                <text:p text:style-name="P15">9,8M km² </text:p>
              </text:list-item>
              <text:list-item>
                <text:p text:style-name="P15">3<text:span text:style-name="T2">e</text:span> rang mondial </text:p>
              </text:list-item>
              <text:list-item>
                <text:p text:style-name="P15">319M d’habitants (3e + peuplé au monde) </text:p>
              </text:list-item>
            </text:list>
          </table:table-cell>
          <table:table-cell table:style-name="Tableau1.A1" office:value-type="string">
            <text:list xml:id="list134621927527270" text:continue-numbering="true" text:style-name="L2">
              <text:list-item>
                <text:p text:style-name="P15">8,5M km² </text:p>
              </text:list-item>
              <text:list-item>
                <text:p text:style-name="P15">5<text:span text:style-name="T2">e</text:span> rang mondial </text:p>
              </text:list-item>
              <text:list-item>
                <text:p text:style-name="P15">200M d’habitants (5e + peuplé au monde) </text:p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13"><text:span text:style-name="T7">De nombreuses ressources naturelles</text:span></text:p>
          </table:table-cell>
          <table:table-cell table:style-name="Tableau1.A1" office:value-type="string">
            <text:list xml:id="list134621677347320" text:continue-numbering="true" text:style-name="L2">
              <text:list-item>
                <text:p text:style-name="P15">2e producteur mondial de charbon </text:p>
              </text:list-item>
              <text:list-item>
                <text:p text:style-name="P15">1er producteur mondial de pétrole </text:p>
              </text:list-item>
              <text:list-item>
                <text:p text:style-name="P15">1er producteur de gaz naturels (+or, cuivre, fer, etc...) </text:p>
              </text:list-item>
              <text:list-item>
                <text:p text:style-name="P15">Territoires agricoles </text:p>
              </text:list-item>
            </text:list>
          </table:table-cell>
          <table:table-cell table:style-name="Tableau1.A1" office:value-type="string">
            <text:list xml:id="list134621652578433" text:continue-numbering="true" text:style-name="L2">
              <text:list-item>
                <text:p text:style-name="P14">//</text:p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13"><text:span text:style-name="T7">Deux puissances économiques et financières</text:span></text:p>
          </table:table-cell>
          <table:table-cell table:style-name="Tableau1.A1" office:value-type="string">
            <text:list xml:id="list134621466514577" text:continue-numbering="true" text:style-name="L2">
              <text:list-item>
                <text:p text:style-name="P14">//</text:p>
              </text:list-item>
            </text:list>
          </table:table-cell>
          <table:table-cell table:style-name="Tableau1.A1" office:value-type="string">
            <text:list xml:id="list134620194860449" text:continue-numbering="true" text:style-name="L2">
              <text:list-item>
                <text:p text:style-name="P14"/>
              </text:list-item>
            </text:list>
          </table:table-cell>
        </table:table-row>
      </table:table>
      <text:p text:style-name="Standard"/>
      <text:p text:style-name="P10"/>
      <text:p text:style-name="P8"/>
      <text:p text:style-name="P24"/>
      <text:list xml:id="list134620892681428" text:continue-list="list5289938496205800821" text:style-name="L1">
        <text:list-item>
          <text:p text:style-name="P23">Une influence mondiale inégale</text:p>
          <text:list>
            <text:list-header>
              <text:p text:style-name="P7">Montrez la capacité des Etats-Unis et du Brésil à influencer et à attirer les populations. </text:p>
            </text:list-header>
          </text:list>
        </text:list-item>
      </text:list>
      <text:p text:style-name="P6"/>
      <table:table table:name="Tableau2" table:style-name="Tableau2">
        <table:table-column table:style-name="Tableau2.A"/>
        <table:table-column table:style-name="Tableau2.B" table:number-columns-repeated="2"/>
        <table:table-row table:style-name="Tableau2.1"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>Etats-Unis</text:p>
          </table:table-cell>
          <table:table-cell table:style-name="Tableau2.A1" office:value-type="string">
            <text:p text:style-name="P12">Brésil</text:p>
          </table:table-cell>
        </table:table-row>
        <table:table-row table:style-name="Tableau2.1">
          <table:table-cell table:style-name="Tableau2.A1" office:value-type="string">
            <text:p text:style-name="P12">Hard power <text:line-break/>(Capacité à s’imposer)</text:p>
          </table:table-cell>
          <table:table-cell table:style-name="Tableau2.A1" office:value-type="string">
            <text:list xml:id="list1586217802548689098" text:style-name="L4">
              <text:list-item>
                <text:p text:style-name="P17">45% des dépenses mondiales en armement </text:p>
              </text:list-item>
              <text:list-item>
                <text:p text:style-name="P17">Conflits + OTAN </text:p>
              </text:list-item>
              <text:list-item>
                <text:p text:style-name="P17">Pentagone (Prise de décision militaire) </text:p>
              </text:list-item>
              <text:list-item>
                <text:p text:style-name="P17">Siège de l’ONU + Place permanente au conseil de sécurité de l’ONU </text:p>
              </text:list-item>
              <text:list-item>
                <text:p text:style-name="P17">Influence dans les négociations internationales </text:p>
              </text:list-item>
              <text:list-item>
                <text:p text:style-name="P17">Des bases militaires partout dans le monde </text:p>
              </text:list-item>
            </text:list>
          </table:table-cell>
          <table:table-cell table:style-name="Tableau2.A1" office:value-type="string">
            <text:list xml:id="list134621869129674" text:continue-numbering="true" text:style-name="L4">
              <text:list-item>
                <text:p text:style-name="P17">Politique étrangère indépendante (ouvert à l’Iran) </text:p>
              </text:list-item>
              <text:list-item>
                <text:p text:style-name="P17">Précurseur d’une intégration “sud-américaine” (UNASUR) </text:p>
              </text:list-item>
              <text:list-item>
                <text:p text:style-name="P17">Rôle dans la gouvernance économique mondiale </text:p>
              </text:list-item>
              <text:list-item>
                <text:p text:style-name="P17">Réclame une place de membre permanent au conseil de sécurité de l’ONU </text:p>
              </text:list-item>
            </text:list>
          </table:table-cell>
        </table:table-row>
        <table:table-row table:style-name="Tableau2.1">
          <table:table-cell table:style-name="Tableau2.A1" office:value-type="string">
            <text:p text:style-name="P12">Soft power <text:line-break/>(Pouvoir d’influence)</text:p>
          </table:table-cell>
          <table:table-cell table:style-name="Tableau2.A1" office:value-type="string">
            <text:list xml:id="list134620609014904" text:continue-numbering="true" text:style-name="L4">
              <text:list-item>
                <text:p text:style-name="P17">Grandes universités mondialement reconnues </text:p>
              </text:list-item>
              <text:list-item>
                <text:p text:style-name="P17">Productions Hollywoodiennes </text:p>
              </text:list-item>
              <text:list-item>
                <text:p text:style-name="P17">Musiques les plus populaires sur internet </text:p>
              </text:list-item>
              <text:list-item>
                <text:p text:style-name="P17">Modes vestimentaires transmises mondialement </text:p>
              </text:list-item>
              <text:list-item>
                <text:p text:style-name="P17">Restaurants avec rayonnements internationnaux </text:p>
              </text:list-item>
              <text:list-item>
                <text:p text:style-name="P17">Les GAFA (Google Amazon Facebook Apple) </text:p>
              </text:list-item>
            </text:list>
            <text:p text:style-name="P20">Américanisation</text:p>
          </table:table-cell>
          <table:table-cell table:style-name="Tableau2.A1" office:value-type="string">
            <text:list xml:id="list134621755500298" text:continue-numbering="true" text:style-name="L4">
              <text:list-item>
                <text:p text:style-name="P17">Augmentation de l’influence culturelle </text:p>
              </text:list-item>
              <text:list-item>
                <text:p text:style-name="P17">Feuilletons télé </text:p>
              </text:list-item>
              <text:list-item>
                <text:p text:style-name="P17">Musique brésilienne </text:p>
              </text:list-item>
              <text:list-item>
                <text:p text:style-name="P17">Football (Joueurs mondialement connus, culture importante du football) </text:p>
              </text:list-item>
              <text:list-item>
                <text:p text:style-name="P17">Coupe du monde du football 2014 + JO 2016</text:p>
              </text:list-item>
            </text:list>
          </table:table-cell>
        </table:table-row>
        <table:table-row table:style-name="Tableau2.1">
          <table:table-cell table:style-name="Tableau2.A1" office:value-type="string">
            <text:p text:style-name="P12">Deux pays d’immigration</text:p>
          </table:table-cell>
          <table:table-cell table:style-name="Tableau2.A1" office:value-type="string">
            <text:list xml:id="list134620450099269" text:continue-numbering="true" text:style-name="L4">
              <text:list-item>
                <text:p text:style-name="P17">1er pôle d’immigration mondial (rêve américain, travail) </text:p>
              </text:list-item>
              <text:list-item>
                <text:p text:style-name="P17">Etudiants et diplômés étrangers (qualité enseignement, + de financement de recherche) </text:p>
              </text:list-item>
              <text:list-item>
                <text:p text:style-name="P17">11M d’immigrés clandestins (5M régularisés) </text:p>
              </text:list-item>
              <text:list-item>
                <text:p text:style-name="P17">Principalement des immigrants venus d’Amérique du Sud</text:p>
              </text:list-item>
            </text:list>
          </table:table-cell>
          <table:table-cell table:style-name="Tableau2.A1" office:value-type="string">
            <text:list xml:id="list134620611431621" text:continue-numbering="true" text:style-name="L4">
              <text:list-item>
                <text:p text:style-name="P16">Immigrants d’autres pays d’Amérique du Sud et de péninsules Ibériques (travail)</text:p>
              </text:list-item>
            </text:list>
          </table:table-cell>
        </table:table-row>
      </table:table>
      <text:p text:style-name="Standard"/>
      <text:p text:style-name="P8"/>
      <text:p text:style-name="P24"/>
      <text:list xml:id="list134620922050327" text:continue-list="list134620892681428" text:style-name="L1">
        <text:list-item>
          <text:p text:style-name="P23">Les dynamiques territoriales des <text:span text:style-name="T8">États-Unis</text:span> et du Brésil </text:p>
          <text:list>
            <text:list-item>
              <text:p text:style-name="P22">Littoralisation et métropolisation des activités</text:p>
              <text:list>
                <text:list-header>
                  <text:p text:style-name="P19">//</text:p>
                  <text:p text:style-name="P19">Brésil : 3 grand pôles </text:p>
                  <text:list>
                    <text:list-header>
                      <text:p text:style-name="P19">Sao Polo, Brasilia, Rio </text:p>
                    </text:list-header>
                  </text:list>
                  <text:p text:style-name="P19">//</text:p>
                </text:list-header>
              </text:list>
              <text:p text:style-name="P19"/>
            </text:list-item>
            <text:list-item>
              <text:p text:style-name="P22">Une organisation liée à la mondialisation</text:p>
              <text:list>
                <text:list-item>
                  <text:p text:style-name="P19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1bdc4" officeooo:paragraph-rsid="0011bdc4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éographie<text:tab/><text:tab/>T3 Sq1 S2</text:p>
      </style:header>
      <style:footer>
        <text:p text:style-name="Footer"><text:tab/><text:span text:style-name="MT1"><text:page-number text:select-page="current">2</text:page-number></text:span>/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1:55:42.839000000</meta:creation-date>
    <dc:date>2019-04-01T13:46:19.627000000</dc:date>
    <meta:editing-duration>PT20M20S</meta:editing-duration>
    <meta:editing-cycles>4</meta:editing-cycles>
    <meta:generator>LibreOffice/5.1.6.2$Windows_x86 LibreOffice_project/07ac168c60a517dba0f0d7bc7540f5afa45f0909</meta:generator>
    <meta:document-statistic meta:table-count="2" meta:image-count="0" meta:object-count="0" meta:page-count="4" meta:paragraph-count="70" meta:word-count="457" meta:character-count="2993" meta:non-whitespace-character-count="2604"/>
  </office:meta>
</office:document-meta>
</file>